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Dimension_20_Lines" draw:fill="solid" draw:fill-color="#dddddd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none" draw:textarea-vertical-align="middle" draw:auto-grow-height="false" fo:min-height="3.9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10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marker-end="Dimension_20_Lines" draw:fill="none" draw:textarea-horizontal-align="justify" draw:textarea-vertical-align="middle" draw:auto-grow-height="false" fo:min-height="0.512cm" fo:min-width="0.26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2b2b2" draw:opacity="5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658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2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5.0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5.0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51cm" svg:height="0.806cm" svg:x="5.902cm" svg:y="3.615cm">
          <draw:text-box>
            <text:p><text:span text:style-name="T1">array[ ]</text:span></text:p>
          </draw:text-box>
        </draw:frame>
        <draw:frame draw:style-name="gr5" draw:text-style-name="P4" draw:layer="layout" svg:width="1.852cm" svg:height="0.806cm" svg:x="9.433cm" svg:y="4.175cm">
          <draw:text-box>
            <text:p><text:span text:style-name="T1">front</text:span></text:p>
          </draw:text-box>
        </draw:frame>
        <draw:custom-shape draw:style-name="gr6" draw:text-style-name="P5" draw:layer="layout" svg:width="0.762cm" svg:height="0.762cm" svg:x="9.761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4.47cm" draw:transform="rotate (1.5707963267949) translate (4.713cm 4.8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2.026cm" svg:height="0.806cm" svg:x="1.946cm" svg:y="4.991cm">
          <draw:text-box>
            <text:p><text:span text:style-name="T1">at start</text:span></text:p>
          </draw:text-box>
        </draw:frame>
        <draw:frame draw:style-name="gr9" draw:text-style-name="P4" draw:layer="layout" svg:width="2.822cm" svg:height="0.806cm" svg:x="1.635cm" svg:y="6.08cm">
          <draw:text-box>
            <text:p><text:span text:style-name="T1">after line 1</text:span></text:p>
          </draw:text-box>
        </draw:frame>
        <draw:custom-shape draw:style-name="gr1" draw:text-style-name="P2" draw:layer="layout" svg:width="0.762cm" svg:height="0.762cm" svg:x="4.659cm" svg:y="6.0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1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183cm" svg:y="6.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5cm" svg:y="6.0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6.0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7.096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cm" svg:y="7.0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182cm" svg:y="7.0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7.0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7.0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7.09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8.112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1cm" svg:y="8.11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183cm" svg:y="8.11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945cm" svg:y="8.11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8.11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8.11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9.128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cm" svg:y="9.128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182cm" svg:y="9.12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944cm" svg:y="9.12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9.12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9.12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10.14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1cm" svg:y="10.144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3cm" svg:y="10.14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6.945cm" svg:y="10.14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10.14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10.14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11.16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cm" svg:y="11.164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2cm" svg:y="11.164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11.16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11.1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11.16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12.18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1cm" svg:y="12.18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3cm" svg:y="12.18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5cm" svg:y="12.18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762cm" svg:height="0.762cm" svg:x="7.707cm" svg:y="12.1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12.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822cm" svg:height="0.806cm" svg:x="1.635cm" svg:y="7.096cm">
          <draw:text-box>
            <text:p><text:span text:style-name="T1">after line 2</text:span></text:p>
          </draw:text-box>
        </draw:frame>
        <draw:frame draw:style-name="gr9" draw:text-style-name="P4" draw:layer="layout" svg:width="2.822cm" svg:height="0.806cm" svg:x="1.635cm" svg:y="8.112cm">
          <draw:text-box>
            <text:p><text:span text:style-name="T1">after line 3</text:span></text:p>
          </draw:text-box>
        </draw:frame>
        <draw:frame draw:style-name="gr9" draw:text-style-name="P4" draw:layer="layout" svg:width="2.822cm" svg:height="0.806cm" svg:x="1.635cm" svg:y="9.128cm">
          <draw:text-box>
            <text:p><text:span text:style-name="T1">after line 4</text:span></text:p>
          </draw:text-box>
        </draw:frame>
        <draw:frame draw:style-name="gr9" draw:text-style-name="P4" draw:layer="layout" svg:width="2.822cm" svg:height="0.806cm" svg:x="1.635cm" svg:y="10.144cm">
          <draw:text-box>
            <text:p><text:span text:style-name="T1">after line 5</text:span></text:p>
          </draw:text-box>
        </draw:frame>
        <draw:frame draw:style-name="gr9" draw:text-style-name="P4" draw:layer="layout" svg:width="2.822cm" svg:height="0.806cm" svg:x="1.635cm" svg:y="11.16cm">
          <draw:text-box>
            <text:p><text:span text:style-name="T1">after line 6</text:span></text:p>
          </draw:text-box>
        </draw:frame>
        <draw:frame draw:style-name="gr9" draw:text-style-name="P4" draw:layer="layout" svg:width="2.822cm" svg:height="0.806cm" svg:x="1.635cm" svg:y="12.18cm">
          <draw:text-box>
            <text:p><text:span text:style-name="T1">after line 7</text:span></text:p>
          </draw:text-box>
        </draw:frame>
        <draw:custom-shape draw:style-name="gr3" draw:text-style-name="P3" draw:layer="layout" svg:width="0.762cm" svg:height="0.762cm" svg:x="8.468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6.0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7.0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8.11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9.12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10.14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11.1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12.1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52cm" svg:height="0.806cm" svg:x="10.733cm" svg:y="4.176cm">
          <draw:text-box>
            <text:p><text:span text:style-name="T1">length</text:span></text:p>
          </draw:text-box>
        </draw:frame>
        <draw:custom-shape draw:style-name="gr6" draw:text-style-name="P5" draw:layer="layout" svg:width="0.762cm" svg:height="0.762cm" svg:x="11.061cm" svg:y="5.06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6.08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7.09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8.11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9.12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10.14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11.16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12.1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0-19T00:15:51.091000000</dc:date>
    <meta:editing-duration>PT24M37S</meta:editing-duration>
    <meta:editing-cycles>7</meta:editing-cycles>
    <meta:generator>LibreOffice/6.3.2.2$Windows_X86_64 LibreOffice_project/98b30e735bda24bc04ab42594c85f7fd8be07b9c</meta:generator>
    <meta:document-statistic meta:object-count="76"/>
  </office:meta>
</office:document-meta>
</file>